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system-ui, 'Apple Color Emoji', 'Segoe UI Emoji', sans-serif"/>
    <style:font-face style:name="Lucida Console1" svg:font-family="'Lucida Console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 Web" svg:font-family="'Segoe UI Web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Calibri2" svg:font-family="Calibri" style:font-family-generic="system" style:font-pitch="variable"/>
    <style:font-face style:name="Segoe UI Web1" svg:font-family="'Segoe UI Web'" style:font-family-generic="system" style:font-pitch="variable"/>
  </office:font-face-decls>
  <office:automatic-styles>
    <style:style style:name="P1" style:family="paragraph" style:parent-style-name="Default">
      <style:paragraph-properties fo:line-height="100%"/>
      <style:text-properties officeooo:paragraph-rsid="0023f066"/>
    </style:style>
    <style:style style:name="P2" style:family="paragraph" style:parent-style-name="Default">
      <style:paragraph-properties fo:line-height="100%" fo:text-align="justify" style:justify-single-word="false"/>
      <style:text-properties fo:color="#000000" style:font-name="Lucida Console" fo:font-weight="bold" officeooo:rsid="00687318" officeooo:paragraph-rsid="006b12be" style:font-weight-asian="bold" style:font-weight-complex="bold"/>
    </style:style>
    <style:style style:name="P3" style:family="paragraph" style:parent-style-name="Default">
      <style:paragraph-properties fo:line-height="100%" fo:text-align="justify" style:justify-single-word="false"/>
      <style:text-properties fo:color="#000000" style:font-name="Lucida Console" fo:font-weight="bold" officeooo:rsid="00687318" officeooo:paragraph-rsid="006da299" style:font-weight-asian="bold" style:font-weight-complex="bold"/>
    </style:style>
    <style:style style:name="P4" style:family="paragraph" style:parent-style-name="Default">
      <style:paragraph-properties fo:line-height="100%" fo:text-align="justify" style:justify-single-word="false"/>
      <style:text-properties fo:color="#000000" style:font-name="Lucida Console" fo:font-weight="bold" officeooo:rsid="006b12be" officeooo:paragraph-rsid="006b12be" style:font-weight-asian="bold" style:font-weight-complex="bold"/>
    </style:style>
    <style:style style:name="P5" style:family="paragraph" style:parent-style-name="Default">
      <style:paragraph-properties fo:line-height="100%" fo:text-align="justify" style:justify-single-word="false"/>
      <style:text-properties fo:color="#000000" style:font-name="Lucida Console" fo:font-weight="bold" officeooo:rsid="006cc7d2" officeooo:paragraph-rsid="006cc7d2" style:font-weight-asian="bold" style:font-weight-complex="bold"/>
    </style:style>
    <style:style style:name="P6" style:family="paragraph" style:parent-style-name="Default">
      <style:paragraph-properties fo:line-height="100%" fo:text-align="justify" style:justify-single-word="false"/>
      <style:text-properties fo:color="#000000" style:font-name="Lucida Console" fo:font-weight="normal" officeooo:rsid="00687318" officeooo:paragraph-rsid="006978e2" style:font-weight-asian="normal" style:font-weight-complex="normal"/>
    </style:style>
    <style:style style:name="P7" style:family="paragraph" style:parent-style-name="Default">
      <style:paragraph-properties fo:line-height="100%" fo:text-align="justify" style:justify-single-word="false"/>
      <style:text-properties fo:color="#000000" style:font-name="Lucida Console" fo:font-weight="normal" officeooo:rsid="00687318" officeooo:paragraph-rsid="006b12be" style:font-weight-asian="normal" style:font-weight-complex="normal"/>
    </style:style>
    <style:style style:name="P8" style:family="paragraph" style:parent-style-name="Default">
      <style:paragraph-properties fo:line-height="100%" fo:text-align="justify" style:justify-single-word="false"/>
      <style:text-properties fo:color="#000000" style:font-name="Lucida Console" fo:font-weight="normal" officeooo:rsid="00687318" officeooo:paragraph-rsid="006da299" style:font-weight-asian="normal" style:font-weight-complex="normal"/>
    </style:style>
    <style:style style:name="P9" style:family="paragraph" style:parent-style-name="Default">
      <style:paragraph-properties fo:line-height="100%" fo:text-align="justify" style:justify-single-word="false"/>
      <style:text-properties fo:color="#000000" style:font-name="Lucida Console1" fo:font-size="12pt" fo:font-weight="normal" officeooo:rsid="00687318" officeooo:paragraph-rsid="006b12be" style:font-size-asian="12pt" style:font-weight-asian="normal" style:font-size-complex="12pt" style:font-weight-complex="normal"/>
    </style:style>
    <style:style style:name="P10" style:family="paragraph" style:parent-style-name="Default">
      <style:paragraph-properties fo:line-height="100%" fo:text-align="justify" style:justify-single-word="false"/>
      <style:text-properties fo:color="#000000" style:font-name="Lucida Console1" fo:font-size="12pt" fo:font-weight="normal" officeooo:rsid="00687318" officeooo:paragraph-rsid="006da299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1.27cm" style:auto-text-indent="false"/>
      <style:text-properties fo:font-weight="normal" officeooo:paragraph-rsid="00729a41" style:font-weight-asian="normal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1.27cm" style:auto-text-indent="false"/>
      <style:text-properties style:font-name="Lucida Console1" fo:font-size="12pt" fo:font-weight="normal" officeooo:paragraph-rsid="0073572b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1.27cm" style:auto-text-indent="false"/>
      <style:text-properties fo:color="#00000a" style:font-name="Segoe UI Web" fo:font-size="10.5pt" fo:language="en" fo:country="US" fo:font-style="normal" fo:font-weight="normal" officeooo:rsid="00687318" officeooo:paragraph-rsid="00729a41" style:font-name-asian="Segoe UI Web1" style:font-size-asian="10.5pt" style:font-style-asian="normal" style:font-weight-asian="normal" style:font-name-complex="Segoe UI Web1" style:font-size-complex="10.5pt" style:font-style-complex="normal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1.27cm" style:auto-text-indent="false"/>
      <style:text-properties fo:color="#00000a" style:font-name="Lucida Console1" fo:font-size="12pt" fo:language="en" fo:country="US" fo:font-style="normal" fo:font-weight="normal" officeooo:paragraph-rsid="0073572b" style:font-name-asian="Segoe UI Web1" style:font-size-asian="12pt" style:font-style-asian="normal" style:font-weight-asian="normal" style:font-name-complex="Segoe UI Web1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1.27cm" style:auto-text-indent="false"/>
      <style:text-properties fo:color="#00000a" style:font-name="Lucida Console1" fo:font-size="12pt" fo:language="en" fo:country="US" fo:font-style="normal" fo:font-weight="normal" officeooo:rsid="00687318" officeooo:paragraph-rsid="0073572b" style:font-name-asian="Segoe UI Web1" style:font-size-asian="12pt" style:font-style-asian="normal" style:font-weight-asian="normal" style:font-name-complex="Segoe UI Web1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ucida Console1" fo:font-size="12pt" fo:font-weight="normal" officeooo:paragraph-rsid="0078857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1.27cm" style:auto-text-indent="false"/>
      <style:text-properties fo:color="#00000a" style:font-name="Lucida Console1" fo:font-size="12pt" fo:language="en" fo:country="US" fo:font-style="normal" fo:font-weight="normal" officeooo:paragraph-rsid="0073572b" style:font-name-asian="Segoe UI Web1" style:font-size-asian="12pt" style:font-style-asian="normal" style:font-weight-asian="normal" style:font-name-complex="Segoe UI Web1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1.27cm" style:auto-text-indent="false"/>
      <style:text-properties fo:color="#00000a" style:font-name="Segoe UI Web" fo:font-size="10.5pt" fo:language="en" fo:country="US" fo:font-style="normal" fo:font-weight="normal" officeooo:paragraph-rsid="00729a41" style:font-name-asian="Segoe UI Web1" style:font-size-asian="10.5pt" style:font-style-asian="normal" style:font-weight-asian="normal" style:font-name-complex="Segoe UI Web1" style:font-size-complex="10.5pt" style:font-style-complex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1.27cm" style:auto-text-indent="false"/>
      <style:text-properties fo:color="#000000" style:font-name="Lucida Console1" fo:font-size="12pt" fo:font-weight="normal" officeooo:rsid="00687318" officeooo:paragraph-rsid="006f9e27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a" style:font-name="Lucida Console1" fo:font-size="12pt" fo:language="en" fo:country="US" fo:font-style="normal" fo:font-weight="normal" officeooo:paragraph-rsid="00788575" style:font-name-asian="Segoe UI Web1" style:font-size-asian="12pt" style:font-style-asian="normal" style:font-weight-asian="normal" style:font-name-complex="Segoe UI Web1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a" style:font-name="Lucida Console1" fo:font-size="12pt" fo:language="en" fo:country="US" fo:font-style="normal" fo:font-weight="normal" officeooo:rsid="00687318" officeooo:paragraph-rsid="00788575" style:font-name-asian="Segoe UI Web1" style:font-size-asian="12pt" style:font-style-asian="normal" style:font-weight-asian="normal" style:font-name-complex="Segoe UI Web1" style:font-size-complex="12pt" style:font-style-complex="normal" style:font-weight-complex="normal"/>
    </style:style>
    <style:style style:name="P22" style:family="paragraph" style:parent-style-name="Standard">
      <style:paragraph-properties fo:line-height="100%"/>
      <style:text-properties fo:color="#000000" style:font-name="Lucida Console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1.27cm" style:auto-text-indent="false"/>
      <style:text-properties fo:color="#000000" style:font-name="Lucida Console1" fo:font-size="12pt" fo:font-weight="normal" officeooo:rsid="00687318" officeooo:paragraph-rsid="008d7759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1.27cm" style:auto-text-indent="false"/>
      <style:text-properties style:font-name="Lucida Console1" fo:font-size="12pt" fo:font-weight="normal" officeooo:paragraph-rsid="008d7759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1.27cm" style:auto-text-indent="false"/>
      <style:text-properties style:font-name="Lucida Console1" fo:font-size="12pt" officeooo:paragraph-rsid="008d7759" style:font-size-asian="12pt" style:font-size-complex="12pt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a" style:font-name="Segoe UI Web" fo:font-size="12pt" fo:language="en" fo:country="US" fo:font-style="normal" fo:font-weight="normal" officeooo:paragraph-rsid="008d7759" style:font-name-asian="Segoe UI Web1" style:font-size-asian="12pt" style:font-style-asian="normal" style:font-weight-asian="normal" style:font-name-complex="Segoe UI Web1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ucida Console1" fo:font-size="12pt" officeooo:paragraph-rsid="008d7759" style:font-size-asian="12pt" style:font-size-complex="12pt"/>
    </style:style>
    <style:style style:name="P28" style:family="paragraph" style:parent-style-name="Text_20_body">
      <style:paragraph-properties style:writing-mode="lr-tb"/>
    </style:style>
    <style:style style:name="P29" style:family="paragraph" style:parent-style-name="Text_20_body">
      <style:paragraph-properties style:writing-mode="lr-tb"/>
      <style:text-properties style:font-name="Segoe UI" fo:font-size="10.5pt"/>
    </style:style>
    <style:style style:name="P30" style:family="paragraph" style:parent-style-name="Text_20_body">
      <style:paragraph-properties style:writing-mode="lr-tb"/>
      <style:text-properties fo:color="#000000" style:font-name="Lucida Console" fo:font-size="12pt" fo:font-weight="bold" officeooo:rsid="00687318" style:font-size-asian="12pt" style:font-weight-asian="bold" style:font-size-complex="12pt" style:font-weight-complex="bold"/>
    </style:style>
    <style:style style:name="P31" style:family="paragraph" style:parent-style-name="Default" style:master-page-name="MP0">
      <style:paragraph-properties fo:line-height="100%" style:page-number="auto" fo:break-before="page"/>
    </style:style>
    <style:style style:name="P32" style:family="paragraph" style:parent-style-name="Default">
      <style:paragraph-properties fo:line-height="100%" fo:text-align="justify" style:justify-single-word="false"/>
      <style:text-properties fo:color="#000000" style:font-name="Lucida Console" fo:font-size="12pt" fo:font-weight="bold" officeooo:rsid="00687318" officeooo:paragraph-rsid="00687318" style:font-size-asian="12pt" style:font-weight-asian="bold" style:font-size-complex="12pt" style:font-weight-complex="bold"/>
    </style:style>
    <style:style style:name="P33" style:family="paragraph" style:parent-style-name="Default">
      <style:paragraph-properties fo:line-height="100%" fo:text-align="justify" style:justify-single-word="false"/>
      <style:text-properties fo:color="#000000" style:font-name="Lucida Console" fo:font-size="12pt" fo:font-weight="bold" officeooo:rsid="00687318" officeooo:paragraph-rsid="006978e2" style:font-size-asian="12pt" style:font-weight-asian="bold" style:font-size-complex="12pt" style:font-weight-complex="bold"/>
    </style:style>
    <style:style style:name="P34" style:family="paragraph" style:parent-style-name="Default">
      <style:paragraph-properties fo:line-height="100%" fo:text-align="justify" style:justify-single-word="false"/>
      <style:text-properties fo:color="#000000" style:font-name="Lucida Console" fo:font-size="12pt" fo:font-weight="bold" officeooo:rsid="006978e2" officeooo:paragraph-rsid="006978e2" style:font-size-asian="12pt" style:font-weight-asian="bold" style:font-size-complex="12pt" style:font-weight-complex="bold"/>
    </style:style>
    <style:style style:name="P35" style:family="paragraph" style:parent-style-name="Default">
      <style:paragraph-properties fo:line-height="100%" fo:text-align="justify" style:justify-single-word="false"/>
      <style:text-properties fo:color="#000000" style:font-name="Lucida Console" fo:font-size="12pt" fo:font-weight="bold" officeooo:paragraph-rsid="006978e2" style:font-size-asian="12pt" style:font-weight-asian="bold" style:font-size-complex="12pt" style:font-weight-complex="bold"/>
    </style:style>
    <style:style style:name="P36" style:family="paragraph" style:parent-style-name="Default">
      <style:paragraph-properties fo:line-height="100%"/>
      <style:text-properties style:font-name="Lucida Console" fo:font-size="12pt" fo:font-weight="bold" style:font-size-asian="12pt" style:font-weight-asian="bold" style:font-size-complex="12pt" style:font-weight-complex="bold"/>
    </style:style>
    <style:style style:name="P37" style:family="paragraph" style:parent-style-name="Default">
      <style:paragraph-properties fo:line-height="100%" fo:text-align="justify" style:justify-single-word="false"/>
      <style:text-properties style:font-name="Lucida Console" fo:font-size="12pt" fo:font-weight="bold" style:font-size-asian="12pt" style:font-weight-asian="bold" style:font-size-complex="12pt" style:font-weight-complex="bold"/>
    </style:style>
    <style:style style:name="P38" style:family="paragraph" style:parent-style-name="Default">
      <style:paragraph-properties fo:line-height="100%" fo:padding-left="0cm" fo:padding-right="0cm" fo:padding-top="0cm" fo:padding-bottom="0.035cm" fo:border-left="none" fo:border-right="none" fo:border-top="none" fo:border-bottom="2.24pt solid #00000a" style:shadow="none"/>
      <style:text-properties style:font-name="Lucida Console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Lucida Console" fo:font-weight="bold" style:font-weight-asian="bold" style:font-weight-complex="bold"/>
    </style:style>
    <style:style style:name="T2" style:family="text">
      <style:text-properties style:font-name="Lucida Console" fo:font-weight="bold" officeooo:rsid="0086b4fe" style:font-weight-asian="bold" style:font-weight-complex="bold"/>
    </style:style>
    <style:style style:name="T3" style:family="text">
      <style:text-properties style:font-name="Lucida Console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4" style:family="text">
      <style:text-properties style:font-name="Lucida Console" style:text-underline-style="solid" style:text-underline-width="auto" style:text-underline-color="font-color" fo:font-weight="bold" officeooo:rsid="0086b4fe" style:text-underline-mode="continuous" style:text-overline-mode="continuous" style:text-line-through-mode="continuous" style:font-weight-asian="bold" style:font-weight-complex="bold"/>
    </style:style>
    <style:style style:name="T5" style:family="text">
      <style:text-properties style:font-name="Lucida Console" style:text-underline-style="solid" style:text-underline-width="auto" style:text-underline-color="font-color" fo:font-weight="bold" officeooo:rsid="00643f5d" style:font-weight-asian="bold" style:font-weight-complex="bold"/>
    </style:style>
    <style:style style:name="T6" style:family="text">
      <style:text-properties style:font-name="Lucida Console" style:text-underline-style="solid" style:text-underline-width="auto" style:text-underline-color="font-color" fo:font-weight="bold" officeooo:rsid="0086b4fe" style:font-weight-asian="bold" style:font-weight-complex="bold"/>
    </style:style>
    <style:style style:name="T7" style:family="text">
      <style:text-properties style:font-name="Lucida Console" style:text-underline-style="none" fo:font-weight="bold" style:font-weight-asian="bold" style:font-weight-complex="bold"/>
    </style:style>
    <style:style style:name="T8" style:family="text">
      <style:text-properties style:font-name="Lucida Console" style:text-underline-style="none" fo:font-weight="bold" officeooo:rsid="0023f066" style:font-weight-asian="bold" style:font-weight-complex="bold"/>
    </style:style>
    <style:style style:name="T9" style:family="text">
      <style:text-properties style:font-name="Lucida Console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10" style:family="text">
      <style:text-properties style:font-name="Lucida Console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Lucida Console" fo:font-size="12pt" fo:font-weight="bold" officeooo:rsid="0086b4fe" style:font-size-asian="12pt" style:font-weight-asian="bold" style:font-size-complex="12pt" style:font-weight-complex="bold"/>
    </style:style>
    <style:style style:name="T12" style:family="text">
      <style:text-properties style:font-name="Lucida Console" fo:font-size="12pt" style:text-underline-style="solid" style:text-underline-width="auto" style:text-underline-color="font-color" fo:font-weight="bold" officeooo:rsid="00643f5d" style:font-size-asian="12pt" style:font-weight-asian="bold" style:font-size-complex="12pt" style:font-weight-complex="bold"/>
    </style:style>
    <style:style style:name="T13" style:family="text">
      <style:text-properties style:font-name="Lucida Console" fo:font-size="12pt" style:text-underline-style="solid" style:text-underline-width="auto" style:text-underline-color="font-color" fo:font-weight="bold" officeooo:rsid="0086b4fe" style:font-size-asian="12pt" style:font-weight-asian="bold" style:font-size-complex="12pt" style:font-weight-complex="bold"/>
    </style:style>
    <style:style style:name="T14" style:family="text">
      <style:text-properties style:font-name="Lucida Console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T15" style:family="text">
      <style:text-properties style:font-name="Lucida Console" fo:font-size="12pt" style:text-underline-style="solid" style:text-underline-width="auto" style:text-underline-color="font-color" fo:font-weight="bold" officeooo:rsid="0086b4fe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T16" style:family="text">
      <style:text-properties style:font-name="Lucida Console" fo:font-size="12pt" style:text-underline-style="none" fo:font-weight="bold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T17" style:family="text">
      <style:text-properties style:font-name="Lucida Console" fo:font-size="12pt" style:text-underline-style="none" fo:font-weight="bold" style:font-size-asian="12pt" style:font-weight-asian="bold" style:font-size-complex="12pt" style:font-weight-complex="bold"/>
    </style:style>
    <style:style style:name="T18" style:family="text">
      <style:text-properties style:font-name="Lucida Console" fo:font-size="12pt" style:text-underline-style="none" fo:font-weight="bold" officeooo:rsid="0023f066" style:font-size-asian="12pt" style:font-weight-asian="bold" style:font-size-complex="12pt" style:font-weight-complex="bold"/>
    </style:style>
    <style:style style:name="T19" style:family="text">
      <style:text-properties fo:color="#00000a" style:font-name="Segoe UI Web" fo:font-size="10.5pt" fo:language="en" fo:country="US" fo:font-style="normal" style:font-name-asian="Segoe UI Web1" style:font-size-asian="10.5pt" style:font-style-asian="normal" style:font-name-complex="Segoe UI Web1" style:font-size-complex="10.5pt" style:font-style-complex="normal"/>
    </style:style>
    <style:style style:name="T20" style:family="text">
      <style:text-properties fo:color="#00000a" style:font-name="Segoe UI Web" fo:font-size="10.5pt" fo:language="en" fo:country="US" fo:font-style="normal" officeooo:rsid="00729a41" style:font-name-asian="Segoe UI Web1" style:font-size-asian="10.5pt" style:font-style-asian="normal" style:font-name-complex="Segoe UI Web1" style:font-size-complex="10.5pt" style:font-style-complex="normal"/>
    </style:style>
    <style:style style:name="T21" style:family="text">
      <style:text-properties fo:color="#00000a" style:font-name="Segoe UI Web" fo:font-size="10.5pt" fo:language="en" fo:country="US" fo:font-style="normal" style:font-name-asian="Segoe UI Web1" style:font-size-asian="10.5pt" style:font-style-asian="normal" style:font-name-complex="Segoe UI Web1" style:font-size-complex="10.5pt" style:font-style-complex="normal"/>
    </style:style>
    <style:style style:name="T22" style:family="text">
      <style:text-properties fo:color="#00000a" style:font-name="Segoe UI Web" fo:font-size="10.5pt" fo:language="en" fo:country="US" fo:font-style="normal" fo:font-weight="normal" style:font-name-asian="Segoe UI Web1" style:font-size-asian="10.5pt" style:font-style-asian="normal" style:font-weight-asian="normal" style:font-name-complex="Segoe UI Web1" style:font-size-complex="10.5pt" style:font-style-complex="normal" style:font-weight-complex="normal"/>
    </style:style>
    <style:style style:name="T23" style:family="text">
      <style:text-properties fo:color="#00000a" style:font-name="Segoe UI Web" fo:font-size="10.5pt" fo:language="en" fo:country="US" fo:font-style="normal" fo:font-weight="bold" style:font-name-asian="Segoe UI Web1" style:font-size-asian="10.5pt" style:font-style-asian="normal" style:font-weight-asian="bold" style:font-name-complex="Segoe UI Web1" style:font-size-complex="10.5pt" style:font-style-complex="normal" style:font-weight-complex="bold"/>
    </style:style>
    <style:style style:name="T24" style:family="text">
      <style:text-properties fo:color="#00000a" fo:font-size="10.5pt" fo:language="en" fo:country="US" fo:font-style="normal" style:font-name-asian="Segoe UI Web1" style:font-size-asian="10.5pt" style:font-style-asian="normal" style:font-name-complex="Segoe UI Web1" style:font-size-complex="10.5pt" style:font-style-complex="normal"/>
    </style:style>
    <style:style style:name="T25" style:family="text">
      <style:text-properties fo:color="#00000a" fo:font-size="10.5pt" fo:language="en" fo:country="US" fo:font-style="normal" officeooo:rsid="008d7759" style:font-name-asian="Segoe UI Web1" style:font-size-asian="10.5pt" style:font-style-asian="normal" style:font-name-complex="Segoe UI Web1" style:font-size-complex="10.5pt" style:font-style-complex="normal"/>
    </style:style>
    <style:style style:name="T26" style:family="text">
      <style:text-properties fo:color="#00000a" fo:font-size="10.5pt" fo:language="en" fo:country="US" fo:font-style="normal" fo:font-weight="bold" style:font-name-asian="Segoe UI Web1" style:font-size-asian="10.5pt" style:font-style-asian="normal" style:font-weight-asian="bold" style:font-name-complex="Segoe UI Web1" style:font-size-complex="10.5pt" style:font-style-complex="normal" style:font-weight-complex="bold"/>
    </style:style>
    <style:style style:name="T27" style:family="text">
      <style:text-properties fo:color="#00000a" fo:font-size="10.5pt" fo:language="en" fo:country="US" fo:font-style="normal" fo:font-weight="normal" style:font-name-asian="Segoe UI Web1" style:font-size-asian="10.5pt" style:font-style-asian="normal" style:font-weight-asian="normal" style:font-name-complex="Segoe UI Web1" style:font-size-complex="10.5pt" style:font-style-complex="normal" style:font-weight-complex="normal"/>
    </style:style>
    <style:style style:name="T28" style:family="text">
      <style:text-properties fo:color="#00000a" fo:language="en" fo:country="US" fo:font-style="normal" style:font-name-asian="Segoe UI Web1" style:font-style-asian="normal" style:font-name-complex="Segoe UI Web1" style:font-style-complex="normal"/>
    </style:style>
    <style:style style:name="T29" style:family="text">
      <style:text-properties fo:color="#00000a" fo:language="en" fo:country="US" fo:font-style="normal" officeooo:rsid="0073572b" style:font-name-asian="Segoe UI Web1" style:font-style-asian="normal" style:font-name-complex="Segoe UI Web1" style:font-style-complex="normal"/>
    </style:style>
    <style:style style:name="T30" style:family="text">
      <style:text-properties fo:color="#00000a" fo:language="en" fo:country="US" fo:font-style="normal" officeooo:rsid="0073e859" style:font-name-asian="Segoe UI Web1" style:font-style-asian="normal" style:font-name-complex="Segoe UI Web1" style:font-style-complex="normal"/>
    </style:style>
    <style:style style:name="T31" style:family="text">
      <style:text-properties fo:color="#00000a" fo:language="en" fo:country="US" fo:font-style="normal" officeooo:rsid="0074ecb0" style:font-name-asian="Segoe UI Web1" style:font-style-asian="normal" style:font-name-complex="Segoe UI Web1" style:font-style-complex="normal"/>
    </style:style>
    <style:style style:name="T32" style:family="text">
      <style:text-properties fo:color="#00000a" fo:language="en" fo:country="US" fo:font-style="normal" officeooo:rsid="0075fc90" style:font-name-asian="Segoe UI Web1" style:font-style-asian="normal" style:font-name-complex="Segoe UI Web1" style:font-style-complex="normal"/>
    </style:style>
    <style:style style:name="T33" style:family="text">
      <style:text-properties fo:color="#00000a" fo:language="en" fo:country="US" fo:font-style="normal" officeooo:rsid="0076640e" style:font-name-asian="Segoe UI Web1" style:font-style-asian="normal" style:font-name-complex="Segoe UI Web1" style:font-style-complex="normal"/>
    </style:style>
    <style:style style:name="T34" style:family="text">
      <style:text-properties fo:color="#00000a" fo:language="en" fo:country="US" fo:font-style="normal" officeooo:rsid="00825472" style:font-name-asian="Segoe UI Web1" style:font-style-asian="normal" style:font-name-complex="Segoe UI Web1" style:font-style-complex="normal"/>
    </style:style>
    <style:style style:name="T35" style:family="text">
      <style:text-properties fo:color="#00000a" fo:language="en" fo:country="US" fo:font-style="normal" style:font-name-asian="Segoe UI Web1" style:font-style-asian="normal" style:font-name-complex="Segoe UI Web1" style:font-style-complex="normal"/>
    </style:style>
    <style:style style:name="T36" style:family="text">
      <style:text-properties fo:color="#00000a" fo:language="en" fo:country="US" fo:font-style="normal" officeooo:rsid="008d7759" style:font-name-asian="Segoe UI Web1" style:font-style-asian="normal" style:font-name-complex="Segoe UI Web1" style:font-style-complex="normal"/>
    </style:style>
    <style:style style:name="T37" style:family="text">
      <style:text-properties fo:color="#00000a" fo:language="en" fo:country="US" fo:font-style="normal" fo:font-weight="normal" style:font-name-asian="Segoe UI Web1" style:font-style-asian="normal" style:font-weight-asian="normal" style:font-name-complex="Segoe UI Web1" style:font-style-complex="normal" style:font-weight-complex="normal"/>
    </style:style>
    <style:style style:name="T38" style:family="text">
      <style:text-properties fo:color="#00000a" style:text-position="super 58%" fo:language="en" fo:country="US" fo:font-style="normal" officeooo:rsid="0073e859" style:font-name-asian="Segoe UI Web1" style:font-style-asian="normal" style:font-name-complex="Segoe UI Web1" style:font-style-complex="normal"/>
    </style:style>
    <style:style style:name="T39" style:family="text">
      <style:text-properties fo:color="#00000a" style:text-position="super 58%" fo:language="en" fo:country="US" fo:font-style="normal" officeooo:rsid="0074ecb0" style:font-name-asian="Segoe UI Web1" style:font-style-asian="normal" style:font-name-complex="Segoe UI Web1" style:font-style-complex="normal"/>
    </style:style>
    <style:style style:name="T40" style:family="text">
      <style:text-properties fo:color="#00000a" style:text-position="super 58%" fo:language="en" fo:country="US" fo:font-style="normal" officeooo:rsid="0075fc90" style:font-name-asian="Segoe UI Web1" style:font-style-asian="normal" style:font-name-complex="Segoe UI Web1" style:font-style-complex="normal"/>
    </style:style>
    <style:style style:name="T41" style:family="text">
      <style:text-properties fo:color="#00000a" style:text-position="super 58%" fo:language="en" fo:country="US" fo:font-style="normal" officeooo:rsid="0076640e" style:font-name-asian="Segoe UI Web1" style:font-style-asian="normal" style:font-name-complex="Segoe UI Web1" style:font-style-complex="normal"/>
    </style:style>
    <style:style style:name="T42" style:family="text">
      <style:text-properties officeooo:rsid="0073572b"/>
    </style:style>
    <style:style style:name="T43" style:family="text">
      <style:text-properties officeooo:rsid="008a59cb"/>
    </style:style>
    <style:style style:name="T44" style:family="text">
      <style:text-properties officeooo:rsid="008ab8e5"/>
    </style:style>
    <style:style style:name="T45" style:family="text">
      <style:text-properties officeooo:rsid="00687318"/>
    </style:style>
    <style:style style:name="T46" style:family="text">
      <style:text-properties officeooo:rsid="008d7759"/>
    </style:style>
    <style:style style:name="T47" style:family="text">
      <style:text-properties style:font-name="Segoe UI" fo:font-size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Default_20_Paragraph_20_Font"><text:span text:style-name="T10">SEC : A <text:s/></text:span></text:span><text:span text:style-name="Default_20_Paragraph_20_Font"><text:span text:style-name="T11"><text:s/></text:span></text:span><text:span text:style-name="Default_20_Paragraph_20_Font"><text:span text:style-name="T10"><text:s text:c="4"/></text:span></text:span><text:span text:style-name="Default_20_Paragraph_20_Font"><text:span text:style-name="T12">IPC-</text:span></text:span><text:span text:style-name="Default_20_Paragraph_20_Font"><text:span text:style-name="T13">2</text:span></text:span><text:span text:style-name="Default_20_Paragraph_20_Font"><text:span text:style-name="T12">: </text:span></text:span><text:span text:style-name="Default_20_Paragraph_20_Font"><text:span text:style-name="T13">MESSAGE QUEUE, SHARED MEMORY</text:span></text:span><text:span text:style-name="Default_20_Paragraph_20_Font"><text:span text:style-name="T10"> <text:s text:c="2"/><text:tab/> <text:s/>BATCH : A3</text:span></text:span></text:p>
      <text:p text:style-name="P36"/>
      <text:p text:style-name="P1"><text:span text:style-name="Default_20_Paragraph_20_Font"><text:span text:style-name="T10">REG: 190905513<text:tab/><text:tab/> <text:s text:c="4"/></text:span></text:span><text:span text:style-name="Default_20_Paragraph_20_Font"><text:span text:style-name="T14">LAB 0</text:span></text:span><text:span text:style-name="Default_20_Paragraph_20_Font"><text:span text:style-name="T15">7</text:span></text:span><text:span text:style-name="Default_20_Paragraph_20_Font"><text:span text:style-name="T16"><text:tab/> <text:s text:c="3"/></text:span></text:span><text:span text:style-name="Default_20_Paragraph_20_Font"><text:span text:style-name="T18"><text:s/></text:span></text:span><text:span text:style-name="Default_20_Paragraph_20_Font"><text:span text:style-name="T17">NAME</text:span></text:span><text:span text:style-name="Default_20_Paragraph_20_Font"><text:span text:style-name="T10">: MOHAMMAD DANISH EQBAL</text:span></text:span></text:p>
      <text:p text:style-name="P38"/>
      <text:p text:style-name="P36"/>
      <text:p text:style-name="P36"/>
      <text:p text:style-name="P22">LAB EXERCISES:</text:p>
      <text:p text:style-name="P37"/>
      <text:p text:style-name="P32">1. <text:span text:style-name="T43">Process A wants to send a number to process B. Once received, Process B has to check whether the number is palindrome or not. Write a C Program to implement this interprocess communication using a message queue.</text:span></text:p>
      <text:p text:style-name="P32"/>
      <text:p text:style-name="P32">Program:</text:p>
      <text:p text:style-name="P24"><text:span text:style-name="T28">//Sender</text:span><text:span text:style-name="T36">1</text:span><text:span text:style-name="T28">.</text:span><text:span text:style-name="T36">c</text:span></text:p>
      <text:p text:style-name="P24"><text:span text:style-name="T28">#include&lt;stdio.h&gt;</text:span></text:p>
      <text:p text:style-name="P24"><text:span text:style-name="T28">#include&lt;stdlib.h&gt;</text:span></text:p>
      <text:p text:style-name="P24"><text:span text:style-name="T28">#include&lt;unistd.h&gt;</text:span></text:p>
      <text:p text:style-name="P24"><text:span text:style-name="T28">#include&lt;sys/types.h&gt;</text:span></text:p>
      <text:p text:style-name="P24"><text:span text:style-name="T28">#include&lt;limits.h&gt;</text:span></text:p>
      <text:p text:style-name="P24"><text:span text:style-name="T28">#include&lt;fcntl.h&gt;</text:span></text:p>
      <text:p text:style-name="P24"><text:span text:style-name="T28">#include&lt;sys/msg.h&gt;</text:span></text:p>
      <text:p text:style-name="P24"><text:span text:style-name="T28">#include&lt;sys/stat.h&gt;</text:span></text:p>
      <text:p text:style-name="P24"><text:span text:style-name="T28">#include&lt;string.h&gt;</text:span></text:p>
      <text:p text:style-name="P24"><text:span text:style-name="T28">#include&lt;sys/msg.h&gt;</text:span></text:p>
      <text:p text:style-name="P24"><text:span text:style-name="T28">#include&lt;sys/ipc.h&gt;</text:span></text:p>
      <text:p text:style-name="P24"><text:span text:style-name="T28">#include&lt;errno.h&gt;</text:span></text:p>
      <text:p text:style-name="P24"><text:span text:style-name="T28">#define MAX_TEXT 512</text:span></text:p>
      <text:p text:style-name="P24"><text:span text:style-name="T28"><text:s/></text:span></text:p>
      <text:p text:style-name="P24"><text:span text:style-name="T28">struct my_msg_st</text:span></text:p>
      <text:p text:style-name="P24"><text:span text:style-name="T28">{</text:span></text:p>
      <text:p text:style-name="P24"><text:span text:style-name="T28"><text:s text:c="4"/>long int my_msg_type;</text:span></text:p>
      <text:p text:style-name="P24"><text:span text:style-name="T28"><text:s text:c="4"/>int msg;</text:span></text:p>
      <text:p text:style-name="P24"><text:span text:style-name="T28">};</text:span></text:p>
      <text:p text:style-name="P24"><text:span text:style-name="T28"><text:s/></text:span></text:p>
      <text:p text:style-name="P24"><text:span text:style-name="T28">int main(int argc, char const *argv[])</text:span></text:p>
      <text:p text:style-name="P24"><text:span text:style-name="T28">{</text:span></text:p>
      <text:p text:style-name="P24"><text:span text:style-name="T28"><text:s text:c="4"/>int running=1;</text:span></text:p>
      <text:p text:style-name="P24"><text:span text:style-name="T28"><text:s text:c="4"/>struct my_msg_st some_data;</text:span></text:p>
      <text:p text:style-name="P24"><text:span text:style-name="T28"><text:s text:c="4"/>int msgid;</text:span></text:p>
      <text:p text:style-name="P24"><text:span text:style-name="T28"><text:s text:c="4"/>int num;</text:span></text:p>
      <text:p text:style-name="P24"><text:span text:style-name="T28"><text:s text:c="4"/>msgid=msgget((key_t)1234,0666|IPC_CREAT);</text:span></text:p>
      <text:p text:style-name="P24"><text:span text:style-name="T28"><text:s text:c="4"/></text:span></text:p>
      <text:p text:style-name="P24"><text:span text:style-name="T28"><text:s text:c="4"/>if(msgid==-1)</text:span></text:p>
      <text:p text:style-name="P24"><text:span text:style-name="T28"><text:s text:c="4"/>{</text:span></text:p>
      <text:p text:style-name="P24"><text:span text:style-name="T28"><text:s text:c="8"/>fprintf(stderr, "msgget failed with error%d\n",errno );</text:span></text:p>
      <text:p text:style-name="P24"><text:span text:style-name="T28"><text:s text:c="8"/>exit(EXIT_FAILURE);</text:span></text:p>
      <text:p text:style-name="P24"><text:span text:style-name="T28"><text:s text:c="4"/>}</text:span></text:p>
      <text:p text:style-name="P24"><text:span text:style-name="T28"><text:s text:c="4"/></text:span></text:p>
      <text:p text:style-name="P24"><text:span text:style-name="T28"><text:s text:c="4"/>printf("Enter -1 to quit\n");</text:span></text:p>
      <text:p text:style-name="P24"><text:soft-page-break/><text:span text:style-name="T28"><text:s text:c="4"/></text:span></text:p>
      <text:p text:style-name="P24"><text:span text:style-name="T28"><text:s text:c="4"/>while(running)</text:span></text:p>
      <text:p text:style-name="P24"><text:span text:style-name="T28"><text:s text:c="4"/>{</text:span></text:p>
      <text:p text:style-name="P24"><text:span text:style-name="T28"><text:s text:c="8"/>printf("Enter a number\n");</text:span></text:p>
      <text:p text:style-name="P24"><text:span text:style-name="T28"><text:s text:c="8"/>scanf("%d",&amp;num);</text:span></text:p>
      <text:p text:style-name="P24"><text:span text:style-name="T28"><text:s text:c="8"/>some_data.my_msg_type=1;</text:span></text:p>
      <text:p text:style-name="P24"><text:span text:style-name="T28"><text:s text:c="8"/>some_data.msg=num;</text:span></text:p>
      <text:p text:style-name="P24"><text:span text:style-name="T28"><text:s text:c="8"/>if (msgsnd(msgid,(void*)&amp;some_data,MAX_TEXT,0)==-1){</text:span></text:p>
      <text:p text:style-name="P24"><text:span text:style-name="T28"><text:s text:c="12"/>fprintf(stderr, "msgsnd failed\n" );</text:span></text:p>
      <text:p text:style-name="P24"><text:span text:style-name="T28"><text:s text:c="12"/>exit(EXIT_FAILURE);</text:span></text:p>
      <text:p text:style-name="P24"><text:span text:style-name="T28"><text:s text:c="8"/>}</text:span></text:p>
      <text:p text:style-name="P24"><text:span text:style-name="T28"><text:s text:c="8"/>if(num==-1)</text:span></text:p>
      <text:p text:style-name="P24"><text:span text:style-name="T28"><text:s text:c="12"/>running=0;</text:span></text:p>
      <text:p text:style-name="P24"><text:span text:style-name="T28"><text:s text:c="4"/>}</text:span></text:p>
      <text:p text:style-name="P24"><text:span text:style-name="T28"><text:s text:c="4"/></text:span></text:p>
      <text:p text:style-name="P24"><text:span text:style-name="T28"><text:s text:c="4"/>exit(EXIT_SUCCESS);</text:span></text:p>
      <text:p text:style-name="P24"><text:span text:style-name="T28">}</text:span></text:p>
      <text:p text:style-name="P24"><text:span text:style-name="T28"/></text:p>
      <text:p text:style-name="P24"><text:span text:style-name="T28"/></text:p>
      <text:p text:style-name="P24"><text:span text:style-name="T28">//Receiver</text:span><text:span text:style-name="T36">1</text:span><text:span text:style-name="T28">.</text:span><text:span text:style-name="T36">c</text:span></text:p>
      <text:p text:style-name="P25"><text:span text:style-name="T37">#include&lt;stdio.h&gt;</text:span></text:p>
      <text:p text:style-name="P25"><text:span text:style-name="T37">#include&lt;stdlib.h&gt;</text:span></text:p>
      <text:p text:style-name="P25"><text:span text:style-name="T37">#include&lt;unistd.h&gt;</text:span></text:p>
      <text:p text:style-name="P25"><text:span text:style-name="T37">#include&lt;sys/types.h&gt;</text:span></text:p>
      <text:p text:style-name="P25"><text:span text:style-name="T37">#include&lt;limits.h&gt;</text:span></text:p>
      <text:p text:style-name="P25"><text:span text:style-name="T37">#include&lt;fcntl.h&gt;</text:span></text:p>
      <text:p text:style-name="P25"><text:span text:style-name="T37">#include&lt;sys/msg.h&gt;</text:span></text:p>
      <text:p text:style-name="P25"><text:span text:style-name="T37">#include&lt;sys/stat.h&gt;</text:span></text:p>
      <text:p text:style-name="P25"><text:span text:style-name="T37">#include&lt;string.h&gt;</text:span></text:p>
      <text:p text:style-name="P25"><text:span text:style-name="T37">#include&lt;sys/msg.h&gt;</text:span></text:p>
      <text:p text:style-name="P25"><text:span text:style-name="T37">#include&lt;sys/ipc.h&gt;</text:span></text:p>
      <text:p text:style-name="P25"><text:span text:style-name="T37">#include&lt;errno.h&gt;</text:span></text:p>
      <text:p text:style-name="P25"><text:span text:style-name="T37">#define MAX_TEXT 512</text:span></text:p>
      <text:p text:style-name="P25"><text:span text:style-name="T37"><text:s/></text:span></text:p>
      <text:p text:style-name="P25"><text:span text:style-name="T37">struct my_msg_st</text:span></text:p>
      <text:p text:style-name="P25"><text:span text:style-name="T37">{</text:span></text:p>
      <text:p text:style-name="P25"><text:span text:style-name="T37"><text:s text:c="4"/>long int my_msg_type;</text:span></text:p>
      <text:p text:style-name="P25"><text:span text:style-name="T37"><text:s text:c="4"/>int msg;</text:span></text:p>
      <text:p text:style-name="P25"><text:span text:style-name="T37">};</text:span></text:p>
      <text:p text:style-name="P25"><text:span text:style-name="T37"><text:s/></text:span></text:p>
      <text:p text:style-name="P25"><text:span text:style-name="T37">int reverse(int x) </text:span></text:p>
      <text:p text:style-name="P25"><text:span text:style-name="T37">{</text:span></text:p>
      <text:p text:style-name="P25"><text:span text:style-name="T37"><text:s text:c="4"/>int y = 0;</text:span></text:p>
      <text:p text:style-name="P25"><text:span text:style-name="T37"><text:s text:c="4"/>while(x &gt; 0) </text:span></text:p>
      <text:p text:style-name="P25"><text:span text:style-name="T37"><text:s text:c="4"/>{</text:span></text:p>
      <text:p text:style-name="P25"><text:span text:style-name="T37"><text:s text:c="8"/>y *= 10;</text:span></text:p>
      <text:p text:style-name="P25"><text:span text:style-name="T37"><text:s text:c="8"/>y += x % 10;</text:span></text:p>
      <text:p text:style-name="P25"><text:span text:style-name="T37"><text:s text:c="8"/>x /= 10;</text:span></text:p>
      <text:p text:style-name="P25"><text:span text:style-name="T37"><text:s text:c="4"/>}</text:span></text:p>
      <text:p text:style-name="P25"><text:span text:style-name="T37"><text:s text:c="4"/>return y;</text:span></text:p>
      <text:p text:style-name="P25"><text:span text:style-name="T37">}</text:span></text:p>
      <text:p text:style-name="P25"><text:span text:style-name="T37"><text:s/></text:span></text:p>
      <text:p text:style-name="P25"><text:soft-page-break/><text:span text:style-name="T37">int main(int argc, char const *argv[])</text:span></text:p>
      <text:p text:style-name="P25"><text:span text:style-name="T37">{</text:span></text:p>
      <text:p text:style-name="P25"><text:span text:style-name="T37"><text:s text:c="4"/>int running=1;</text:span></text:p>
      <text:p text:style-name="P25"><text:span text:style-name="T37"><text:s text:c="4"/>struct my_msg_st some_data;</text:span></text:p>
      <text:p text:style-name="P25"><text:span text:style-name="T37"><text:s text:c="4"/>long int msg_to_receive=0;</text:span></text:p>
      <text:p text:style-name="P25"><text:span text:style-name="T37"><text:s text:c="4"/>int msgid;</text:span></text:p>
      <text:p text:style-name="P25"><text:span text:style-name="T37"><text:s text:c="4"/>int num;</text:span></text:p>
      <text:p text:style-name="P25"><text:span text:style-name="T37"><text:s text:c="4"/>msgid=msgget((key_t)1234,0666|IPC_CREAT);</text:span></text:p>
      <text:p text:style-name="P25"><text:span text:style-name="T37"><text:s text:c="4"/></text:span></text:p>
      <text:p text:style-name="P25"><text:span text:style-name="T37"><text:s text:c="4"/>if(msgid==-1)</text:span></text:p>
      <text:p text:style-name="P25"><text:span text:style-name="T37"><text:s text:c="4"/>{</text:span></text:p>
      <text:p text:style-name="P25"><text:span text:style-name="T37"><text:s text:c="8"/>fprintf(stderr, "msgget failed with error%d\n",errno );</text:span></text:p>
      <text:p text:style-name="P25"><text:span text:style-name="T37"><text:s text:c="8"/>exit(EXIT_FAILURE);</text:span></text:p>
      <text:p text:style-name="P25"><text:span text:style-name="T37"><text:s text:c="4"/>}</text:span></text:p>
      <text:p text:style-name="P25"><text:span text:style-name="T37"><text:s text:c="4"/></text:span></text:p>
      <text:p text:style-name="P25"><text:span text:style-name="T37"><text:s text:c="4"/>while(running)</text:span></text:p>
      <text:p text:style-name="P25"><text:span text:style-name="T37"><text:s text:c="4"/>{</text:span></text:p>
      <text:p text:style-name="P25"><text:span text:style-name="T37"><text:s text:c="8"/>if (msgrcv(msgid,(void*)&amp;some_data,BUFSIZ,msg_to_receive,0)==-1)</text:span></text:p>
      <text:p text:style-name="P25"><text:span text:style-name="T37"><text:s text:c="8"/>{</text:span></text:p>
      <text:p text:style-name="P25"><text:span text:style-name="T37"><text:s text:c="12"/>fprintf(stderr, "msgrc failedwith error %d\n",errno );</text:span></text:p>
      <text:p text:style-name="P25"><text:span text:style-name="T37"><text:s text:c="12"/>exit(EXIT_FAILURE);</text:span></text:p>
      <text:p text:style-name="P25"><text:span text:style-name="T37"><text:s text:c="8"/>}</text:span></text:p>
      <text:p text:style-name="P25"><text:span text:style-name="T37"><text:s text:c="8"/></text:span></text:p>
      <text:p text:style-name="P25"><text:span text:style-name="T37"><text:s text:c="8"/>printf("You wrote <text:s/>%d\n",some_data.msg);</text:span></text:p>
      <text:p text:style-name="P25"><text:span text:style-name="T37"><text:s text:c="8"/></text:span></text:p>
      <text:p text:style-name="P25"><text:span text:style-name="T37"><text:s text:c="8"/>if(some_data.msg == reverse(some_data.msg))</text:span></text:p>
      <text:p text:style-name="P25"><text:span text:style-name="T37"><text:s text:c="12"/>printf("Number received is a palindrome\n");</text:span></text:p>
      <text:p text:style-name="P25"><text:span text:style-name="T37"><text:s text:c="8"/>else</text:span></text:p>
      <text:p text:style-name="P25"><text:span text:style-name="T37"><text:s text:c="12"/>printf("Number received is not a palindrome\n");</text:span></text:p>
      <text:p text:style-name="P25"><text:span text:style-name="T37"><text:s text:c="8"/>if(some_data.msg==-1)</text:span></text:p>
      <text:p text:style-name="P25"><text:span text:style-name="T37"><text:s text:c="12"/>running=0;</text:span></text:p>
      <text:p text:style-name="P25"><text:span text:style-name="T37"><text:s text:c="4"/>}</text:span></text:p>
      <text:p text:style-name="P25"><text:span text:style-name="T37"><text:s text:c="4"/>if(msgctl(msgid,IPC_RMID,0)==-1){</text:span></text:p>
      <text:p text:style-name="P25"><text:span text:style-name="T37"><text:s text:c="8"/>fprintf(stderr, "msgctl(IPC_RMID) failed\n");</text:span></text:p>
      <text:p text:style-name="P25"><text:span text:style-name="T37"><text:s text:c="8"/>exit(EXIT_FAILURE);</text:span></text:p>
      <text:p text:style-name="P25"><text:span text:style-name="T37"><text:s text:c="4"/>}</text:span></text:p>
      <text:p text:style-name="P25"><text:span text:style-name="T37"><text:s text:c="4"/>exit(EXIT_SUCCESS);</text:span></text:p>
      <text:p text:style-name="P23"><text:span text:style-name="T28">}</text:span></text:p>
      <text:p text:style-name="P19"/>
      <text:p text:style-name="P32">Output:</text:p>
      <text:p text:style-name="P32"/>
      <text:p text:style-name="P32"/>
      <text:p text:style-name="P34">2. <text:span text:style-name="T44">Implement a parent process, which sends an English alphabet to a child process using shared memory. The child process responds with the next English alphabet to the parent. The parent displays the reply from the Child.</text:span></text:p>
      <text:p text:style-name="P33"/>
      <text:p text:style-name="P33">Program:</text:p>
      <text:p text:style-name="P27"><text:span text:style-name="T37">#include&lt;stdio.h&gt;</text:span></text:p>
      <text:p text:style-name="P27"><text:soft-page-break/><text:span text:style-name="T37">#include&lt;stdlib.h&gt;</text:span></text:p>
      <text:p text:style-name="P27"><text:span text:style-name="T37">#include&lt;unistd.h&gt;</text:span></text:p>
      <text:p text:style-name="P27"><text:span text:style-name="T37">#include&lt;sys/types.h&gt;</text:span></text:p>
      <text:p text:style-name="P27"><text:span text:style-name="T37">#include&lt;sys/ipc.h&gt;</text:span></text:p>
      <text:p text:style-name="P27"><text:span text:style-name="T37">#include&lt;sys/shm.h&gt;</text:span></text:p>
      <text:p text:style-name="P27"><text:span text:style-name="T37"><text:s/></text:span></text:p>
      <text:p text:style-name="P27"><text:span text:style-name="T37">/*</text:span></text:p>
      <text:p text:style-name="P27"><text:span text:style-name="T37">Status codes</text:span></text:p>
      <text:p text:style-name="P27"><text:span text:style-name="T37">0 -&gt; nothing written yet by parent process</text:span></text:p>
      <text:p text:style-name="P27"><text:span text:style-name="T37">1 -&gt; alphabet written by parent process</text:span></text:p>
      <text:p text:style-name="P27"><text:span text:style-name="T37">2 -&gt; answer written by child process</text:span></text:p>
      <text:p text:style-name="P27"><text:span text:style-name="T37">-1 -&gt; exit</text:span></text:p>
      <text:p text:style-name="P27"><text:span text:style-name="T37">*/</text:span></text:p>
      <text:p text:style-name="P27"><text:span text:style-name="T37"><text:s/></text:span></text:p>
      <text:p text:style-name="P27"><text:span text:style-name="T37">struct shared_str</text:span></text:p>
      <text:p text:style-name="P27"><text:span text:style-name="T37">{</text:span></text:p>
      <text:p text:style-name="P27"><text:span text:style-name="T37"><text:s text:c="4"/>int status;</text:span></text:p>
      <text:p text:style-name="P27"><text:span text:style-name="T37"><text:s text:c="4"/>char alphabet;</text:span></text:p>
      <text:p text:style-name="P27"><text:span text:style-name="T37">};</text:span></text:p>
      <text:p text:style-name="P27"><text:span text:style-name="T37"><text:s/></text:span></text:p>
      <text:p text:style-name="P27"><text:span text:style-name="T37">int main(int argc, char const *argv[])</text:span></text:p>
      <text:p text:style-name="P27"><text:span text:style-name="T37">{</text:span></text:p>
      <text:p text:style-name="P27"><text:span text:style-name="T37"><text:s text:c="4"/>int shmid = shmget((key_t)1234,sizeof(struct shared_str),0666|IPC_CREAT);</text:span></text:p>
      <text:p text:style-name="P27"><text:span text:style-name="T37"><text:s text:c="4"/>pid_t pid = fork();</text:span></text:p>
      <text:p text:style-name="P27"><text:span text:style-name="T37"><text:s text:c="4"/></text:span></text:p>
      <text:p text:style-name="P27"><text:span text:style-name="T37"><text:s text:c="4"/>if(pid &lt; 0) </text:span></text:p>
      <text:p text:style-name="P27"><text:span text:style-name="T37"><text:s text:c="4"/>{</text:span></text:p>
      <text:p text:style-name="P27"><text:span text:style-name="T37"><text:s text:c="8"/>printf("Error in fork()\n");</text:span></text:p>
      <text:p text:style-name="P27"><text:span text:style-name="T37"><text:s text:c="8"/>exit(-1);</text:span></text:p>
      <text:p text:style-name="P27"><text:span text:style-name="T37"><text:s text:c="4"/>}</text:span></text:p>
      <text:p text:style-name="P27"><text:span text:style-name="T37"><text:s/></text:span></text:p>
      <text:p text:style-name="P27"><text:span text:style-name="T37"><text:s text:c="4"/>else if(pid == 0) </text:span></text:p>
      <text:p text:style-name="P27"><text:span text:style-name="T37"><text:s text:c="4"/>{ //child process</text:span></text:p>
      <text:p text:style-name="P27"><text:span text:style-name="T37"><text:s text:c="8"/>struct shared_str* shared_mem = shmat(shmid,(void*)0,0);</text:span></text:p>
      <text:p text:style-name="P27"><text:span text:style-name="T37"><text:s text:c="8"/></text:span></text:p>
      <text:p text:style-name="P27"><text:span text:style-name="T37"><text:s text:c="8"/>if(shared_mem == (void*)-1) </text:span></text:p>
      <text:p text:style-name="P27"><text:span text:style-name="T37"><text:s text:c="8"/>{</text:span></text:p>
      <text:p text:style-name="P27"><text:span text:style-name="T37"><text:s text:c="12"/>printf("shmat() failed\n");</text:span></text:p>
      <text:p text:style-name="P27"><text:span text:style-name="T37"><text:s text:c="12"/>exit(-1);</text:span></text:p>
      <text:p text:style-name="P27"><text:span text:style-name="T37"><text:s text:c="8"/>}</text:span></text:p>
      <text:p text:style-name="P27"><text:span text:style-name="T37"><text:s text:c="8"/></text:span></text:p>
      <text:p text:style-name="P27"><text:span text:style-name="T37"><text:s text:c="8"/>printf("Memory attached at %p for child process\n",shared_mem);</text:span></text:p>
      <text:p text:style-name="P27"><text:span text:style-name="T37"><text:s text:c="8"/></text:span></text:p>
      <text:p text:style-name="P27"><text:span text:style-name="T37"><text:s text:c="8"/>while(1) </text:span></text:p>
      <text:p text:style-name="P27"><text:span text:style-name="T37"><text:s text:c="8"/>{</text:span></text:p>
      <text:p text:style-name="P27"><text:span text:style-name="T37"><text:s text:c="12"/>if(shared_mem-&gt;status &lt; 0) </text:span></text:p>
      <text:p text:style-name="P27"><text:span text:style-name="T37"><text:s text:c="12"/>{</text:span></text:p>
      <text:p text:style-name="P27"><text:span text:style-name="T37"><text:s text:c="16"/>if(shmdt(shared_mem) == -1) </text:span></text:p>
      <text:p text:style-name="P27"><text:span text:style-name="T37"><text:s text:c="16"/>{</text:span></text:p>
      <text:p text:style-name="P27"><text:span text:style-name="T37"><text:s text:c="20"/>printf("shmdt failed\n");</text:span></text:p>
      <text:p text:style-name="P27"><text:soft-page-break/><text:span text:style-name="T37"><text:s text:c="20"/>exit(-1);</text:span></text:p>
      <text:p text:style-name="P27"><text:span text:style-name="T37"><text:s text:c="16"/>}</text:span></text:p>
      <text:p text:style-name="P27"><text:span text:style-name="T37"><text:s text:c="16"/></text:span></text:p>
      <text:p text:style-name="P27"><text:span text:style-name="T37"><text:s text:c="16"/>break;</text:span></text:p>
      <text:p text:style-name="P27"><text:span text:style-name="T37"><text:s text:c="12"/>}</text:span></text:p>
      <text:p text:style-name="P27"><text:span text:style-name="T37"><text:s text:c="12"/></text:span></text:p>
      <text:p text:style-name="P27"><text:span text:style-name="T37"><text:s text:c="12"/>if(shared_mem-&gt;status == 1) </text:span></text:p>
      <text:p text:style-name="P27"><text:span text:style-name="T37"><text:s text:c="12"/>{</text:span></text:p>
      <text:p text:style-name="P27"><text:span text:style-name="T37"><text:s text:c="16"/>char c = shared_mem-&gt;alphabet;</text:span></text:p>
      <text:p text:style-name="P27"><text:span text:style-name="T37"><text:s text:c="16"/>printf("\n");</text:span></text:p>
      <text:p text:style-name="P27"><text:span text:style-name="T37"><text:s text:c="16"/></text:span></text:p>
      <text:p text:style-name="P27"><text:span text:style-name="T37"><text:s text:c="16"/>if((int)c &gt;= 65 &amp;&amp; (int)c &lt;= 90) </text:span></text:p>
      <text:p text:style-name="P27"><text:span text:style-name="T37"><text:s text:c="16"/>{ //uppercase</text:span></text:p>
      <text:p text:style-name="P27"><text:span text:style-name="T37"><text:s text:c="20"/>c = ((c - 'A' + 1)%26) + 'A';</text:span></text:p>
      <text:p text:style-name="P27"><text:span text:style-name="T37"><text:s text:c="16"/>}</text:span></text:p>
      <text:p text:style-name="P27"><text:span text:style-name="T37"><text:s text:c="16"/></text:span></text:p>
      <text:p text:style-name="P27"><text:span text:style-name="T37"><text:s text:c="16"/>else if((int)c &gt;= 97 &amp;&amp; (int)c &lt;= 122) </text:span></text:p>
      <text:p text:style-name="P27"><text:span text:style-name="T37"><text:s text:c="16"/>{ //lowecase</text:span></text:p>
      <text:p text:style-name="P27"><text:span text:style-name="T37"><text:s text:c="20"/>c = ((c - 'a' + 1)%26) + 'a';</text:span></text:p>
      <text:p text:style-name="P27"><text:span text:style-name="T37"><text:s text:c="16"/>}</text:span></text:p>
      <text:p text:style-name="P27"><text:span text:style-name="T37"><text:s text:c="16"/></text:span></text:p>
      <text:p text:style-name="P27"><text:span text:style-name="T37"><text:s text:c="16"/>else </text:span></text:p>
      <text:p text:style-name="P27"><text:span text:style-name="T37"><text:s text:c="16"/>{</text:span></text:p>
      <text:p text:style-name="P27"><text:span text:style-name="T37"><text:s text:c="20"/>printf("Non-alphabetic character received\n");</text:span></text:p>
      <text:p text:style-name="P27"><text:span text:style-name="T37"><text:s text:c="20"/>//do nothing</text:span></text:p>
      <text:p text:style-name="P27"><text:span text:style-name="T37"><text:s text:c="16"/>}</text:span></text:p>
      <text:p text:style-name="P27"><text:span text:style-name="T37"><text:s text:c="16"/>shared_mem-&gt;alphabet = c; //write to shared memory</text:span></text:p>
      <text:p text:style-name="P27"><text:span text:style-name="T37"><text:s text:c="16"/>shared_mem-&gt;status = 2;</text:span></text:p>
      <text:p text:style-name="P27"><text:span text:style-name="T37"><text:s text:c="12"/>}</text:span></text:p>
      <text:p text:style-name="P27"><text:span text:style-name="T37"><text:s text:c="8"/>}</text:span></text:p>
      <text:p text:style-name="P27"><text:span text:style-name="T37"><text:s text:c="4"/>}</text:span></text:p>
      <text:p text:style-name="P27"><text:span text:style-name="T37"><text:s text:c="4"/></text:span></text:p>
      <text:p text:style-name="P27"><text:span text:style-name="T37"><text:s text:c="4"/>else </text:span></text:p>
      <text:p text:style-name="P27"><text:span text:style-name="T37"><text:s text:c="4"/>{ //parent process</text:span></text:p>
      <text:p text:style-name="P27"><text:span text:style-name="T37"><text:s text:c="8"/>sleep(1);</text:span></text:p>
      <text:p text:style-name="P27"><text:span text:style-name="T37"><text:s text:c="8"/>struct shared_str* shared_mem = shmat(shmid,(void*)0,0);</text:span></text:p>
      <text:p text:style-name="P27"><text:span text:style-name="T37"><text:s text:c="8"/></text:span></text:p>
      <text:p text:style-name="P27"><text:span text:style-name="T37"><text:s text:c="8"/>if(shared_mem == (void*)-1) </text:span></text:p>
      <text:p text:style-name="P27"><text:span text:style-name="T37"><text:s text:c="8"/>{</text:span></text:p>
      <text:p text:style-name="P27"><text:span text:style-name="T37"><text:s text:c="12"/>printf("shmat() failed\n");</text:span></text:p>
      <text:p text:style-name="P27"><text:span text:style-name="T37"><text:s text:c="12"/>exit(-1);</text:span></text:p>
      <text:p text:style-name="P27"><text:span text:style-name="T37"><text:s text:c="8"/>}</text:span></text:p>
      <text:p text:style-name="P27"><text:span text:style-name="T37"><text:s text:c="8"/></text:span></text:p>
      <text:p text:style-name="P27"><text:span text:style-name="T37"><text:s text:c="8"/>printf("Memory attached at %p for parent process\n",shared_mem);</text:span></text:p>
      <text:p text:style-name="P27"><text:span text:style-name="T37"><text:s text:c="8"/>shared_mem-&gt;status = 0;</text:span></text:p>
      <text:p text:style-name="P27"><text:span text:style-name="T37"><text:s text:c="8"/></text:span></text:p>
      <text:p text:style-name="P27"><text:span text:style-name="T37"><text:s text:c="8"/>while(1) </text:span></text:p>
      <text:p text:style-name="P27"><text:span text:style-name="T37"><text:s text:c="8"/>{</text:span></text:p>
      <text:p text:style-name="P27"><text:span text:style-name="T37"><text:s text:c="12"/>if(shared_mem-&gt;status == 1) </text:span></text:p>
      <text:p text:style-name="P27"><text:span text:style-name="T37"><text:s text:c="12"/>{</text:span></text:p>
      <text:p text:style-name="P27"><text:span text:style-name="T37"><text:s text:c="15"/>continue;</text:span></text:p>
      <text:p text:style-name="P27"><text:soft-page-break/><text:span text:style-name="T37"><text:s text:c="12"/>}</text:span></text:p>
      <text:p text:style-name="P27"><text:span text:style-name="T37"><text:s text:c="12"/></text:span></text:p>
      <text:p text:style-name="P27"><text:span text:style-name="T37"><text:s text:c="12"/>if(shared_mem-&gt;status == 2) </text:span></text:p>
      <text:p text:style-name="P27"><text:span text:style-name="T37"><text:s text:c="12"/>{</text:span></text:p>
      <text:p text:style-name="P27"><text:span text:style-name="T37"><text:s text:c="16"/>printf("%c\n",shared_mem-&gt;alphabet);</text:span></text:p>
      <text:p text:style-name="P27"><text:span text:style-name="T37"><text:s text:c="12"/>}</text:span></text:p>
      <text:p text:style-name="P27"><text:span text:style-name="T37"><text:s text:c="12"/></text:span></text:p>
      <text:p text:style-name="P27"><text:span text:style-name="T37"><text:s text:c="12"/>shared_mem-&gt;status = 0;</text:span></text:p>
      <text:p text:style-name="P27"><text:span text:style-name="T37"><text:s text:c="12"/>char c,nl;</text:span></text:p>
      <text:p text:style-name="P27"><text:span text:style-name="T37"><text:s text:c="12"/>printf("Enter an alphabet (0 to exit) : \n");</text:span></text:p>
      <text:p text:style-name="P27"><text:span text:style-name="T37"><text:s text:c="12"/>scanf("%c",&amp;c);</text:span></text:p>
      <text:p text:style-name="P27"><text:span text:style-name="T37"><text:s text:c="12"/>scanf("%c",&amp;nl);</text:span></text:p>
      <text:p text:style-name="P27"><text:span text:style-name="T37"><text:s text:c="12"/></text:span></text:p>
      <text:p text:style-name="P27"><text:span text:style-name="T37"><text:s text:c="12"/>if(c == '0') </text:span></text:p>
      <text:p text:style-name="P27"><text:span text:style-name="T37"><text:s text:c="12"/>{</text:span></text:p>
      <text:p text:style-name="P27"><text:span text:style-name="T37"><text:s text:c="16"/>shared_mem-&gt;status = -1;</text:span></text:p>
      <text:p text:style-name="P27"><text:span text:style-name="T37"><text:s text:c="16"/>printf("Exiting...\n");</text:span></text:p>
      <text:p text:style-name="P27"><text:span text:style-name="T37"><text:s text:c="16"/></text:span></text:p>
      <text:p text:style-name="P27"><text:span text:style-name="T37"><text:s text:c="16"/>if(shmdt(shared_mem) == -1) </text:span></text:p>
      <text:p text:style-name="P27"><text:span text:style-name="T37"><text:s text:c="16"/>{</text:span></text:p>
      <text:p text:style-name="P27"><text:span text:style-name="T37"><text:s text:c="20"/>printf("shmdt failed\n");</text:span></text:p>
      <text:p text:style-name="P27"><text:span text:style-name="T37"><text:s text:c="20"/>exit(-1);</text:span></text:p>
      <text:p text:style-name="P27"><text:span text:style-name="T37"><text:s text:c="16"/>}</text:span></text:p>
      <text:p text:style-name="P27"><text:span text:style-name="T37"><text:s text:c="16"/></text:span></text:p>
      <text:p text:style-name="P27"><text:span text:style-name="T37"><text:s text:c="16"/>if(shmctl(shmid,IPC_RMID,0) == -1) </text:span></text:p>
      <text:p text:style-name="P27"><text:span text:style-name="T37"><text:s text:c="16"/>{</text:span></text:p>
      <text:p text:style-name="P27"><text:span text:style-name="T37"><text:s text:c="20"/>printf("shmctl failed\n");</text:span></text:p>
      <text:p text:style-name="P27"><text:span text:style-name="T37"><text:s text:c="20"/>exit(-1);</text:span></text:p>
      <text:p text:style-name="P27"><text:span text:style-name="T37"><text:s text:c="16"/>}</text:span></text:p>
      <text:p text:style-name="P27"><text:span text:style-name="T37"><text:s text:c="16"/>break;</text:span></text:p>
      <text:p text:style-name="P27"><text:span text:style-name="T37"><text:s text:c="12"/>}</text:span></text:p>
      <text:p text:style-name="P27"><text:span text:style-name="T37"><text:s text:c="12"/></text:span></text:p>
      <text:p text:style-name="P27"><text:span text:style-name="T37"><text:s text:c="12"/>shared_mem-&gt;alphabet = c;</text:span></text:p>
      <text:p text:style-name="P27"><text:span text:style-name="T37"><text:s text:c="12"/>shared_mem-&gt;status = 1;</text:span></text:p>
      <text:p text:style-name="P27"><text:span text:style-name="T37"><text:s text:c="8"/>}</text:span></text:p>
      <text:p text:style-name="P27"><text:span text:style-name="T37"><text:s text:c="4"/>}</text:span></text:p>
      <text:p text:style-name="P27"><text:span text:style-name="T37"><text:s text:c="4"/>return 0;</text:span></text:p>
      <text:p text:style-name="P27"><text:span text:style-name="T37">}</text:span></text:p>
      <text:p text:style-name="P26"/>
      <text:p text:style-name="P35"><text:span text:style-name="T45">Output:</text:span></text:p>
      <text:p text:style-name="P33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system-ui, 'Apple Color Emoji', 'Segoe UI Emoji', sans-serif"/>
    <style:font-face style:name="Lucida Console1" svg:font-family="'Lucida Console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 Web" svg:font-family="'Segoe UI Web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Calibri2" svg:font-family="Calibri" style:font-family-generic="system" style:font-pitch="variable"/>
    <style:font-face style:name="Segoe UI Web1" svg:font-family="'Segoe UI Web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Normal1" style:display-name="Table Normal1" style:family="paragraph">
      <style:paragraph-properties fo:orphans="0" fo:widows="0" fo:hyphenation-ladder-count="no-limit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Tahoma" style:font-family-complex="Tahoma" style:font-family-generic-complex="swiss" style:font-pitch-complex="variable" style:font-size-complex="11pt" style:language-complex="ar" style:country-complex="SA" fo:hyphenate="false"/>
    </style:style>
    <style:style style:name="Standard_20__28_user_29_" style:display-name="Standard (user)" style:family="paragraph">
      <style:paragraph-properties fo:margin-top="0cm" fo:margin-bottom="0.282cm" loext:contextual-spacing="false" fo:line-height="106%" fo:hyphenation-ladder-count="no-limit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Tahoma" style:font-family-complex="Tahoma" style:font-family-generic-complex="swiss" style:font-pitch-complex="variable" style:font-size-complex="11pt" style:language-complex="ar" style:country-complex="SA" fo:hyphenate="false"/>
    </style:style>
    <style:style style:name="Default" style:family="paragraph">
      <style:paragraph-properties fo:hyphenation-ladder-count="no-limit"/>
      <style:text-properties fo:color="#000000" style:font-name="Times New Roman" fo:font-family="'Times New Roman'" style:font-family-generic="roman" style:font-pitch="variable" style:font-name-asian="Calibri" style:font-family-asian="Calibri" style:font-family-generic-asian="swiss" style:font-pitch-asian="variable" style:language-asian="en" style:country-asian="US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21-10-17T20:07:00Z</meta:creation-date>
    <dc:date>2021-11-26T12:16:06.884659624</dc:date>
    <meta:editing-cycles>69</meta:editing-cycles>
    <meta:editing-duration>PT6H52M26S</meta:editing-duration>
    <meta:document-statistic meta:table-count="0" meta:image-count="0" meta:object-count="0" meta:page-count="6" meta:paragraph-count="273" meta:word-count="575" meta:character-count="6308" meta:non-whitespace-character-count="4063"/>
    <meta:template xlink:type="simple" xlink:actuate="onRequest" xlink:title="" xlink:href="../190905513_OSLab5odt/Normal.dotm"/>
  </office:meta>
</office:document-meta>
</file>